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rsid="0006ff26" officeooo:paragraph-rsid="0006ff26" style:font-size-asian="12.25pt" style:font-size-complex="14pt"/>
    </style:style>
    <style:style style:name="P2" style:family="paragraph" style:parent-style-name="Standard">
      <style:paragraph-properties fo:line-height="150%"/>
      <style:text-properties fo:font-size="14pt" officeooo:rsid="0008a72a" officeooo:paragraph-rsid="0008a72a" style:font-size-asian="12.25pt" style:font-size-complex="14pt"/>
    </style:style>
    <style:style style:name="P3" style:family="paragraph" style:parent-style-name="Standard">
      <style:paragraph-properties fo:line-height="150%"/>
      <style:text-properties fo:font-size="14pt" officeooo:rsid="000aa28a" officeooo:paragraph-rsid="000aa28a" style:font-size-asian="12.25pt" style:font-size-complex="14pt"/>
    </style:style>
    <style:style style:name="P4" style:family="paragraph" style:parent-style-name="Standard">
      <style:paragraph-properties fo:line-height="150%"/>
      <style:text-properties fo:font-size="14pt" officeooo:rsid="000c3b00" officeooo:paragraph-rsid="000c3b00" style:font-size-asian="12.25pt" style:font-size-complex="14pt"/>
    </style:style>
    <style:style style:name="P5" style:family="paragraph" style:parent-style-name="Standard">
      <style:paragraph-properties fo:line-height="150%"/>
      <style:text-properties fo:font-size="14pt" officeooo:rsid="000d1d3a" officeooo:paragraph-rsid="000d1d3a" style:font-size-asian="12.25pt" style:font-size-complex="14pt"/>
    </style:style>
    <style:style style:name="P6" style:family="paragraph" style:parent-style-name="Standard">
      <style:paragraph-properties fo:line-height="150%"/>
      <style:text-properties fo:font-size="14pt" officeooo:rsid="000eb523" officeooo:paragraph-rsid="000eb523" style:font-size-asian="12.25pt" style:font-size-complex="14pt"/>
    </style:style>
    <style:style style:name="P7" style:family="paragraph" style:parent-style-name="Standard">
      <style:paragraph-properties fo:line-height="150%"/>
      <style:text-properties fo:font-size="14pt" officeooo:rsid="00100f1b" officeooo:paragraph-rsid="00100f1b" style:font-size-asian="12.25pt" style:font-size-complex="14pt"/>
    </style:style>
    <style:style style:name="P8" style:family="paragraph" style:parent-style-name="Standard">
      <style:paragraph-properties fo:line-height="150%"/>
      <style:text-properties fo:font-size="14pt" officeooo:rsid="0010223e" officeooo:paragraph-rsid="0010223e" style:font-size-asian="12.25pt" style:font-size-complex="14pt"/>
    </style:style>
    <style:style style:name="P9" style:family="paragraph" style:parent-style-name="Standard">
      <style:paragraph-properties fo:line-height="150%"/>
      <style:text-properties fo:font-size="14pt" officeooo:rsid="0010223e" officeooo:paragraph-rsid="0010834d" style:font-size-asian="12.25pt" style:font-size-complex="14pt"/>
    </style:style>
    <style:style style:name="P10" style:family="paragraph" style:parent-style-name="Standard">
      <style:paragraph-properties fo:line-height="150%"/>
      <style:text-properties fo:font-size="14pt" officeooo:rsid="0010493f" officeooo:paragraph-rsid="0010493f" style:font-size-asian="12.25pt" style:font-size-complex="14pt"/>
    </style:style>
    <style:style style:name="P11" style:family="paragraph" style:parent-style-name="Standard">
      <style:paragraph-properties fo:line-height="150%"/>
      <style:text-properties fo:font-size="14pt" officeooo:rsid="0011e10e" officeooo:paragraph-rsid="0011e10e" style:font-size-asian="12.25pt" style:font-size-complex="14pt"/>
    </style:style>
    <style:style style:name="P12" style:family="paragraph" style:parent-style-name="Standard">
      <style:paragraph-properties fo:line-height="150%"/>
      <style:text-properties fo:font-size="14pt" officeooo:rsid="00129841" officeooo:paragraph-rsid="00129841" style:font-size-asian="12.25pt" style:font-size-complex="14pt"/>
    </style:style>
    <style:style style:name="P13" style:family="paragraph" style:parent-style-name="Standard">
      <style:paragraph-properties fo:line-height="150%"/>
      <style:text-properties fo:font-size="14pt" officeooo:rsid="00129841" officeooo:paragraph-rsid="00164296" style:font-size-asian="12.25pt" style:font-size-complex="14pt"/>
    </style:style>
    <style:style style:name="P14" style:family="paragraph" style:parent-style-name="Standard">
      <style:paragraph-properties fo:line-height="150%"/>
      <style:text-properties fo:font-size="14pt" officeooo:rsid="00177d29" officeooo:paragraph-rsid="00177d29" style:font-size-asian="12.25pt" style:font-size-complex="14pt"/>
    </style:style>
    <style:style style:name="P15" style:family="paragraph" style:parent-style-name="Standard">
      <style:paragraph-properties fo:line-height="150%"/>
      <style:text-properties fo:font-size="14pt" officeooo:rsid="00194fac" officeooo:paragraph-rsid="00194fac" style:font-size-asian="12.25pt" style:font-size-complex="14pt"/>
    </style:style>
    <style:style style:name="P16" style:family="paragraph" style:parent-style-name="Standard">
      <style:paragraph-properties fo:line-height="150%"/>
      <style:text-properties fo:font-size="14pt" fo:font-style="italic" style:text-underline-style="solid" style:text-underline-width="auto" style:text-underline-color="font-color" fo:font-weight="bold" officeooo:rsid="000c3b00" officeooo:paragraph-rsid="000c3b00" style:font-size-asian="12.25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line-height="150%"/>
      <style:text-properties fo:font-size="14pt" fo:font-style="italic" fo:font-weight="bold" officeooo:rsid="001d3c77" officeooo:paragraph-rsid="001d3c77" style:font-size-asian="12.25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line-height="150%"/>
      <style:text-properties fo:font-size="14pt" fo:font-weight="bold" officeooo:rsid="00194fac" officeooo:paragraph-rsid="00194fac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fo:font-size="14pt" fo:font-weight="bold" officeooo:rsid="001b9914" officeooo:paragraph-rsid="001b9914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fo:font-size="14pt" fo:font-style="normal" fo:font-weight="normal" officeooo:rsid="001b9914" officeooo:paragraph-rsid="001b9914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line-height="150%"/>
      <style:text-properties fo:font-size="14pt" fo:font-style="normal" fo:font-weight="normal" officeooo:rsid="001ece93" officeooo:paragraph-rsid="001ece93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line-height="150%"/>
      <style:text-properties fo:font-size="14pt" fo:font-style="normal" fo:font-weight="normal" officeooo:rsid="001f9067" officeooo:paragraph-rsid="001f9067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line-height="150%"/>
      <style:text-properties fo:font-size="14pt" fo:font-style="normal" fo:font-weight="normal" officeooo:rsid="0021704f" officeooo:paragraph-rsid="0021704f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line-height="150%"/>
      <style:text-properties fo:font-size="14pt" fo:font-style="normal" fo:font-weight="bold" officeooo:rsid="001f2fc9" officeooo:paragraph-rsid="001f2fc9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line-height="150%"/>
      <style:text-properties fo:font-size="14pt" fo:font-style="normal" fo:font-weight="bold" officeooo:rsid="001f9067" officeooo:paragraph-rsid="001f9067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line-height="150%"/>
      <style:text-properties fo:font-size="14pt" fo:font-style="normal" fo:font-weight="bold" officeooo:rsid="0021704f" officeooo:paragraph-rsid="0021704f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line-height="150%"/>
      <style:text-properties fo:font-size="14pt" fo:font-weight="normal" officeooo:rsid="001b9914" officeooo:paragraph-rsid="001b9914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fo:font-size="14pt" fo:font-weight="normal" officeooo:rsid="001b0db1" officeooo:paragraph-rsid="00194fac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fo:font-size="22pt" fo:font-weight="bold" officeooo:rsid="0006ff26" officeooo:paragraph-rsid="0006ff26" style:font-size-asian="19.25pt" style:font-weight-asian="bold" style:font-size-complex="22pt" style:font-weight-complex="bold"/>
    </style:style>
    <style:style style:name="P30" style:family="paragraph" style:parent-style-name="Standard">
      <style:paragraph-properties fo:line-height="150%"/>
      <style:text-properties fo:font-size="14pt" fo:font-style="normal" fo:font-weight="normal" officeooo:rsid="0021704f" officeooo:paragraph-rsid="0021704f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line-height="150%"/>
      <style:text-properties officeooo:paragraph-rsid="0027e8e4"/>
    </style:style>
    <style:style style:name="T1" style:family="text">
      <style:text-properties officeooo:rsid="0007fc5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fc58" style:font-weight-asian="bold" style:font-weight-complex="bold"/>
    </style:style>
    <style:style style:name="T4" style:family="text">
      <style:text-properties fo:font-weight="bold" officeooo:rsid="000f37a0" style:font-weight-asian="bold" style:font-weight-complex="bold"/>
    </style:style>
    <style:style style:name="T5" style:family="text">
      <style:text-properties fo:font-weight="bold" officeooo:rsid="00129841" style:font-weight-asian="bold" style:font-weight-complex="bold"/>
    </style:style>
    <style:style style:name="T6" style:family="text">
      <style:text-properties fo:font-weight="bold" style:font-size-asian="14pt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e10e" style:font-weight-asian="normal" style:font-weight-complex="normal"/>
    </style:style>
    <style:style style:name="T9" style:family="text">
      <style:text-properties fo:font-weight="normal" officeooo:rsid="001b0db1" style:font-weight-asian="normal" style:font-weight-complex="normal"/>
    </style:style>
    <style:style style:name="T10" style:family="text">
      <style:text-properties fo:font-weight="normal" officeooo:rsid="001dc9af" style:font-weight-asian="normal" style:font-weight-complex="normal"/>
    </style:style>
    <style:style style:name="T11" style:family="text">
      <style:text-properties fo:font-weight="normal" officeooo:rsid="001f9067" style:font-weight-asian="normal" style:font-weight-complex="normal"/>
    </style:style>
    <style:style style:name="T12" style:family="text">
      <style:text-properties fo:font-weight="normal" officeooo:rsid="00164296" style:font-size-asian="14pt" style:font-weight-asian="normal" style:font-weight-complex="normal"/>
    </style:style>
    <style:style style:name="T13" style:family="text">
      <style:text-properties officeooo:rsid="0014de72"/>
    </style:style>
    <style:style style:name="T14" style:family="text">
      <style:text-properties officeooo:rsid="00164296"/>
    </style:style>
    <style:style style:name="T15" style:family="text">
      <style:text-properties style:font-size-asian="14pt"/>
    </style:style>
    <style:style style:name="T16" style:family="text">
      <style:text-properties officeooo:rsid="00164296" style:font-size-asian="14pt"/>
    </style:style>
    <style:style style:name="T17" style:family="text">
      <style:text-properties officeooo:rsid="0018bfe3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officeooo:rsid="001b0db1"/>
    </style:style>
    <style:style style:name="T20" style:family="text">
      <style:text-properties officeooo:rsid="0025467a"/>
    </style:style>
    <style:style style:name="T21" style:family="text">
      <style:text-properties fo:font-size="14pt" fo:font-style="normal" fo:font-weight="normal" officeooo:rsid="0027e8e4" style:font-size-asian="12.25pt" style:font-style-asian="normal" style:font-weight-asian="normal" style:font-size-complex="14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GIT</text:p>
      <text:p text:style-name="P1"><text:span text:style-name="T2">git init</text:span> → khởi tạo git trong project</text:p>
      <text:p text:style-name="P1"><text:span text:style-name="T2">git status</text:span> → kiểm tra tình trạng của project</text:p>
      <text:p text:style-name="P1"><text:span text:style-name="T2">git add .</text:span> → lưu thay đổi</text:p>
      <text:p text:style-name="P1"><text:span text:style-name="T2">git commit -</text:span><text:span text:style-name="T3">m “commit name”</text:span><text:span text:style-name="T1"> → đóng gói , đặt tên cho những thay đổi</text:span></text:p>
      <text:p text:style-name="P1"/>
      <text:p text:style-name="P2"><text:span text:style-name="T2">git log</text:span> → xem lịch sử commit</text:p>
      <text:p text:style-name="P3"><text:span text:style-name="T2">git show id_commit</text:span> → xem thay đổi của commit</text:p>
      <text:p text:style-name="P3"><text:span text:style-name="T2">git diff </text:span>→ xem nội dung của file modified (file có sự thay đổi) → q để thoát</text:p>
      <text:p text:style-name="P3"/>
      <text:p text:style-name="P16">Thuật ngữ</text:p>
      <text:p text:style-name="P4"><text:span text:style-name="T2">working directory:</text:span> thư mục đang làm việc</text:p>
      <text:p text:style-name="P5"><text:span text:style-name="T2">staging area:</text:span> chỉ có những file nằm trong staging area mới được commit</text:p>
      <text:p text:style-name="P5"><text:span text:style-name="T2">repositoty:</text:span> nơi lưu các commit</text:p>
      <text:p text:style-name="P5"/>
      <text:p text:style-name="P6"><text:span text:style-name="T2">git checkout </text:span><text:span text:style-name="T4">-- </text:span><text:span text:style-name="T2">file_</text:span><text:span text:style-name="T4">name</text:span><text:span text:style-name="T2">:</text:span> hủy thay đổi file chưa đưa vào staging</text:p>
      <text:p text:style-name="P6"><text:span text:style-name="T2">git reset </text:span><text:span text:style-name="T4">file_name: </text:span><text:span text:style-name="T8">đưa file ra khỏi staging area</text:span></text:p>
      <text:p text:style-name="P11"><text:span text:style-name="T2">git reset --soft id_</text:span><text:span text:style-name="T5">commit</text:span><text:span text:style-name="T2">:</text:span> <text:span text:style-name="T14">reset về commit chỉ định, </text:span>hủy <text:span text:style-name="T14">tất cả</text:span> <text:span text:style-name="T14">các </text:span>commit <text:span text:style-name="T14">trước đó và đưa về staging area</text:span></text:p>
      <text:p text:style-name="P13"><text:span text:style-name="T2">git reset --mixed id_commit: </text:span><text:span text:style-name="T12">reset về commit chỉ định,</text:span><text:span text:style-name="T6"> </text:span><text:span text:style-name="T12">hủy tất cả </text:span><text:span text:style-name="T15">commit </text:span><text:span text:style-name="T16">trước đó và đưa về</text:span><text:span text:style-name="T15"> working directory</text:span></text:p>
      <text:p text:style-name="P12"><text:span text:style-name="T2">git reset --hard id_commit:</text:span> <text:span text:style-name="T14">reset về commit chỉ định và </text:span>hủy bỏ hoàn toàn commit trước đó</text:p>
      <text:p text:style-name="P6"/>
      <text:p text:style-name="P7"><text:span text:style-name="T2">git branch:</text:span> xem tất cả các nhánh</text:p>
      <text:p text:style-name="P9"><text:span text:style-name="T2">git checkout branch_name:</text:span> chuyển nhánh</text:p>
      <text:p text:style-name="P8"><text:span text:style-name="T2">git checkout -b branch_name:</text:span> tạo và chuyển sang nhánh mới</text:p>
      <text:p text:style-name="P10"><text:span text:style-name="T2">git merge B:</text:span> <text:span text:style-name="T13">kéo những thay đổi từ nhánh B về nhánh hiện tại</text:span></text:p>
      <text:p text:style-name="P10"><text:span text:style-name="T2">git branch -D branch_name:</text:span> xóa nhánh</text:p>
      <text:p text:style-name="P14"><text:soft-page-break/><text:span text:style-name="T2">git revert id_commit: </text:span>hủy bỏ những thay đổi trong commit được chỉ định</text:p>
      <text:p text:style-name="P14"/>
      <text:p text:style-name="P14"><text:span text:style-name="T2">.gitignore:</text:span> <text:span text:style-name="T17">một file trong project dùng để chứa các file không cần commit</text:span></text:p>
      <text:p text:style-name="P14"/>
      <text:p text:style-name="P15"><text:span text:style-name="T2">git remote add origin link_repository:</text:span> <text:span text:style-name="T18">thêm đường link repository trên github vào project</text:span></text:p>
      <text:p text:style-name="P15"><text:span text:style-name="T2">git push -u origin master: </text:span>lần đầu đưa project lên github</text:p>
      <text:p text:style-name="P15"><text:span text:style-name="T2">git push:</text:span> đưa những thay đổi lên</text:p>
      <text:p text:style-name="P15"/>
      <text:p text:style-name="P18">git config --global credential.helper "cache –timeout=18000": <text:span text:style-name="T9">lưu tài khoản git vào RAM khoảng 5h, không nhắc đi nhắc lại khi push</text:span></text:p>
      <text:p text:style-name="P28"/>
      <text:p text:style-name="P19"><text:span text:style-name="T19">g</text:span>it clone link_repository:<text:span text:style-name="T7"> download project về máy</text:span></text:p>
      <text:p text:style-name="P19">git pull:<text:span text:style-name="T7"> </text:span><text:span text:style-name="T10">đồng bộ dữ liệu trên github và local</text:span></text:p>
      <text:p text:style-name="P27"/>
      <text:p text:style-name="P17">Pull request</text:p>
      <text:p text:style-name="P20"><text:span text:style-name="T2">1. git checkout -b new_branch:</text:span> tạo nhánh mới</text:p>
      <text:p text:style-name="P20"><text:span text:style-name="T2">2. git push origin name_branch:</text:span> đưa nhánh lên github</text:p>
      <text:p text:style-name="P21"><text:span text:style-name="T2">3. git fetch origin pull_name:</text:span> tải dữ liệu nhánh về local để test</text:p>
      <text:p text:style-name="P20"/>
      <text:p text:style-name="P24">Giải quyết xung đột khi làm team <text:span text:style-name="T11">(ai merge bị lỗi thì fix)</text:span></text:p>
      <text:p text:style-name="P25">Cách 1: sử dụng rebase</text:p>
      <text:p text:style-name="P22">1. pull phiên bản mới nhất</text:p>
      <text:p text:style-name="P22">2. checkout branch cần fix</text:p>
      <text:p text:style-name="P22">3. git rebase master → sửa đổi</text:p>
      <text:p text:style-name="P22">4. git add .</text:p>
      <text:p text:style-name="P22">5. git rebase --continue</text:p>
      <text:p text:style-name="P22">6. git push origin branch_fix -f</text:p>
      <text:p text:style-name="P22"/>
      <text:p text:style-name="P26">Cách 2: nên dùng</text:p>
      <text:p text:style-name="P26"><text:span text:style-name="T7">1.</text:span> <text:span text:style-name="T7">checkout master → pull</text:span></text:p>
      <text:p text:style-name="P23"><text:soft-page-break/>2. checkout branch_fix</text:p>
      <text:p text:style-name="P23">3. git merge master</text:p>
      <text:p text:style-name="P23"><text:span text:style-name="T20">4</text:span>. git push origin branch_fix</text:p>
      <text:p text:style-name="P23"/>
      <text:p text:style-name="P31"><text:span text:style-name="T21">test rails: </text:span><text:a xlink:type="simple" xlink:href="http://job-work-tests.makerise.net/?test=542" text:style-name="Internet_20_link" text:visited-style-name="Visited_20_Internet_20_Link">http://job-work-tests.makerise.net/?test=542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2:04:30.191279160</meta:creation-date>
    <dc:date>2019-10-06T21:46:09.264210111</dc:date>
    <meta:editing-duration>PT2H26M21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48" meta:word-count="428" meta:character-count="2231" meta:non-whitespace-character-count="1856"/>
  </office:meta>
</office:document-meta>
</file>